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AF00000212B698589F9C0CCDCC.png" manifest:media-type="image/png"/>
  <manifest:file-entry manifest:full-path="Pictures/1000000000000CEC000009B14875E66B9DEA57F2.png" manifest:media-type="image/png"/>
  <manifest:file-entry manifest:full-path="Pictures/1000351400008D2E00004F600433B3D38C11A429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Courier New1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Courier New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761cm"/>
    </style:style>
    <style:style style:name="pr1" style:family="presentation" style:parent-style-name="LushGreen-subtitle">
      <style:graphic-properties draw:fill-color="#ffffff" draw:auto-grow-height="true" fo:min-height="12.179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title">
      <style:graphic-properties draw:auto-grow-height="true" fo:min-height="2.4cm"/>
    </style:style>
    <style:style style:name="pr4" style:family="presentation" style:parent-style-name="LushGreen-subtitle">
      <style:graphic-properties draw:fill-color="#ffffff" fo:min-height="13.609cm"/>
    </style:style>
    <style:style style:name="pr5" style:family="presentation" style:parent-style-name="LushGreen-subtitle">
      <style:graphic-properties draw:fill-color="#ffffff" fo:min-height="15.551cm"/>
    </style:style>
    <style:style style:name="pr6" style:family="presentation" style:parent-style-name="LushGreen-outline1">
      <style:graphic-properties fo:min-height="11.929cm"/>
    </style:style>
    <style:style style:name="pr7" style:family="presentation" style:parent-style-name="LushGreen-notes">
      <style:graphic-properties draw:fill-color="#ffffff" fo:min-height="14cm"/>
    </style:style>
    <style:style style:name="pr8" style:family="presentation" style:parent-style-name="LushGreen-title">
      <style:graphic-properties fo:min-height="2.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32pt"/>
    </style:style>
    <style:style style:name="P5" style:family="paragraph">
      <loext:graphic-properties draw:fill-color="#ffffff"/>
      <style:text-properties fo:font-size="29.3999996185303pt"/>
    </style:style>
    <style:style style:name="P6" style:family="paragraph">
      <loext:graphic-properties draw:fill-color="#ffffff"/>
      <style:paragraph-properties fo:text-align="start"/>
      <style:text-properties fo:font-weight="normal" style:font-weight-asian="normal" style:font-weight-complex="normal"/>
    </style:style>
    <style:style style:name="P7" style:family="paragraph">
      <loext:graphic-properties draw:fill-color="#ffffff"/>
      <style:text-properties fo:font-size="28pt" fo:font-weight="normal" style:font-size-asian="28pt" style:font-weight-asian="normal" style:font-size-complex="28pt" style:font-weight-complex="normal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style:paragraph-properties fo:margin-left="0cm" fo:margin-right="0cm" fo:text-indent="0cm"/>
    </style:style>
    <style:style style:name="T1" style:family="text">
      <style:text-properties fo:color="#000000" style:font-name="Liberation Sans1" fo:font-size="32pt" fo:font-weight="bold" style:font-weight-asian="bold" style:font-weight-complex="bold"/>
    </style:style>
    <style:style style:name="T2" style:family="text">
      <style:text-properties fo:color="#000000" style:font-name="Courier New1" fo:font-size="32pt" fo:font-weight="bold" style:font-weight-asian="bold" style:font-weight-complex="bold"/>
    </style:style>
    <style:style style:name="T3" style:family="text">
      <style:text-properties fo:color="#ff00ff" style:font-name="Courier New1" fo:font-weight="bold" style:font-weight-asian="bold" style:font-weight-complex="bold"/>
    </style:style>
    <style:style style:name="T4" style:family="text">
      <style:text-properties style:font-name="Courier New1" fo:font-weight="bold" style:font-weight-asian="bold" style:font-weight-complex="bold"/>
    </style:style>
    <style:style style:name="T5" style:family="text">
      <style:text-properties fo:color="#ff00ff"/>
    </style:style>
    <style:style style:name="T6" style:family="text">
      <style:text-properties fo:color="#000000"/>
    </style:style>
    <style:style style:name="T7" style:family="text">
      <style:text-properties fo:color="#000000" fo:font-size="32pt" fo:font-weight="bold" style:font-weight-asian="bold" style:font-weight-complex="bold"/>
    </style:style>
    <style:style style:name="T8" style:family="text">
      <style:text-properties fo:color="#ff00ff" fo:font-size="32pt" fo:font-weight="bold" style:font-weight-asian="bold" style:font-weight-complex="bold"/>
    </style:style>
    <style:style style:name="T9" style:family="text">
      <style:text-properties fo:color="#ff00ff" style:font-name="Courier New1" fo:font-size="28pt" fo:font-weight="bold" style:font-size-asian="28pt" style:font-weight-asian="bold" style:font-size-complex="28pt" style:font-weight-complex="bold"/>
    </style:style>
    <style:style style:name="T10" style:family="text">
      <style:text-properties style:font-name="Courier New1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ff00ff" fo:font-size="28pt" style:font-size-asian="28pt" style:font-size-complex="28pt"/>
    </style:style>
    <style:style style:name="T12" style:family="text">
      <style:text-properties fo:color="#000000" fo:font-size="32pt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color="#000000" style:font-name="Courier New1" fo:font-size="28pt" fo:font-weight="normal" style:font-size-asian="28pt" style:font-weight-asian="normal" style:font-size-complex="28pt" style:font-weight-complex="normal"/>
    </style:style>
    <style:style style:name="T16" style:family="text">
      <style:text-properties fo:color="#ff00ff" style:font-name="Courier New1" fo:font-size="28pt" fo:font-weight="normal" style:font-size-asian="28pt" style:font-weight-asian="normal" style:font-size-complex="28pt" style:font-weight-complex="normal"/>
    </style:style>
    <style:style style:name="T17" style:family="text">
      <style:text-properties fo:color="#000000" style:font-name="Courier New1" fo:font-weight="normal" style:font-weight-asian="normal" style:font-weight-complex="normal"/>
    </style:style>
    <style:style style:name="T18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19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20" style:family="text">
      <style:text-properties fo:color="#6600ff" style:font-name="Courier New1"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color="#9900ff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808000" fo:font-size="16pt" style:font-size-asian="16pt" style:font-size-complex="16pt"/>
    </style:style>
    <style:style style:name="T24" style:family="text">
      <style:text-properties fo:color="#c0c0c0" fo:font-size="16pt" style:font-size-asian="16pt" style:font-size-complex="16pt"/>
    </style:style>
    <style:style style:name="T25" style:family="text">
      <style:text-properties fo:color="#00677c" fo:font-size="16pt" fo:font-weight="bold" style:font-size-asian="16pt" style:font-weight-asian="bold" style:font-size-complex="16pt" style:font-weight-complex="bold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color="#092e64" fo:font-size="16pt" style:font-size-asian="16pt" style:font-size-complex="16pt"/>
    </style:style>
    <style:style style:name="T28" style:family="text">
      <style:text-properties fo:color="#000080" fo:font-size="16pt" style:font-size-asian="16pt" style:font-size-complex="16pt"/>
    </style:style>
    <style:style style:name="T29" style:family="text">
      <style:text-properties fo:color="#008000" fo:font-size="16pt" style:font-size-asian="16pt" style:font-size-complex="16pt"/>
    </style:style>
    <style:style style:name="T30" style:family="text">
      <style:text-properties fo:color="#800080" fo:font-size="16pt" style:font-size-asian="16pt" style:font-size-complex="16pt"/>
    </style:style>
    <style:style style:name="T31" style:family="text">
      <style:text-properties fo:color="#00677c" fo:font-size="16pt" style:font-size-asian="16pt" style:font-size-complex="16pt"/>
    </style:style>
    <style:style style:name="T32" style:family="text">
      <style:text-properties fo:font-size="24pt" fo:font-weight="bold" style:font-size-asian="24pt" style:font-weight-asian="bold" style:font-size-complex="24pt" style:font-weight-complex="bold"/>
    </style:style>
    <style:style style:name="T33" style:family="text">
      <style:text-properties fo:color="#3333ff" fo:font-size="24pt" fo:font-weight="bold" style:font-size-asian="24pt" style:font-weight-asian="bold" style:font-size-complex="24pt" style:font-weight-complex="bold"/>
    </style:style>
    <style:style style:name="T34" style:family="text">
      <style:text-properties fo:color="#800080" fo:font-size="24pt" style:font-size-asian="24pt" style:font-size-complex="24pt"/>
    </style:style>
    <style:style style:name="T35" style:family="text">
      <style:text-properties fo:color="#c0c0c0" fo:font-size="24pt" style:font-size-asian="24pt" style:font-size-complex="24pt"/>
    </style:style>
    <style:style style:name="T36" style:family="text">
      <style:text-properties fo:color="#00677c" fo:font-size="24pt" fo:font-weight="bold" style:font-size-asian="24pt" style:font-weight-asian="bold" style:font-size-complex="24pt" style:font-weight-complex="bold"/>
    </style:style>
    <style:style style:name="T37" style:family="text">
      <style:text-properties fo:color="#808000" fo:font-size="24pt" style:font-size-asian="24pt" style:font-size-complex="24pt"/>
    </style:style>
    <style:style style:name="T38" style:family="text">
      <style:text-properties fo:color="#092e64" fo:font-size="24pt" style:font-size-asian="24pt" style:font-size-complex="24pt"/>
    </style:style>
    <style:style style:name="T39" style:family="text">
      <style:text-properties fo:color="#00677c" fo:font-size="24pt" style:font-size-asian="24pt" style:font-size-complex="24pt"/>
    </style:style>
    <style:style style:name="T40" style:family="text">
      <style:text-properties fo:color="#000080" fo:font-size="24pt" style:font-size-asian="24pt" style:font-size-complex="24pt"/>
    </style:style>
    <style:style style:name="T41" style:family="text">
      <style:text-properties fo:color="#006600" fo:font-size="24pt" fo:font-weight="bold" style:font-size-asian="24pt" style:font-weight-asian="bold" style:font-size-complex="24pt" style:font-weight-complex="bold"/>
    </style:style>
    <style:style style:name="T42" style:family="text">
      <style:text-properties fo:color="#c9211e" fo:font-weight="bold" style:font-weight-asian="bold" style:font-weight-complex="bold"/>
    </style:style>
    <style:style style:name="T43" style:family="text">
      <style:text-properties fo:color="#c9211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text-style-name="P1" draw:layer="layout" svg:width="25.2cm" svg:height="12.179cm" svg:x="1.4cm" svg:y="5.066cm" presentation:class="subtitle">
          <draw:text-box>
            <text:p>Constantes énumérée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1T0">
        <draw:frame presentation:style-name="pr3" draw:layer="layout" svg:width="25.2cm" svg:height="2.4cm" svg:x="1.4cm" svg:y="0.8cm" presentation:class="title">
          <draw:text-box>
            <text:p>Définition</text:p>
          </draw:text-box>
        </draw:frame>
        <draw:frame presentation:style-name="pr1" draw:text-style-name="P3" draw:layer="layout" svg:width="25.2cm" svg:height="12.179cm" svg:x="1.4cm" svg:y="5.066cm" presentation:class="subtitle">
          <draw:text-box>
            <text:p text:style-name="P2">Une énumération est une liste de valeurs entières constantes.</text:p>
            <text:p text:style-name="P2"/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1T0">
        <draw:frame presentation:style-name="pr3" draw:layer="layout" svg:width="25.2cm" svg:height="2.4cm" svg:x="1.4cm" svg:y="0.8cm" presentation:class="title">
          <draw:text-box>
            <text:p>syntaxe</text:p>
          </draw:text-box>
        </draw:frame>
        <draw:frame presentation:style-name="pr1" draw:text-style-name="P3" draw:layer="layout" svg:width="25.2cm" svg:height="12.179cm" svg:x="1.4cm" svg:y="5.066cm" presentation:class="subtitle">
          <draw:text-box>
            <text:p text:style-name="P2"><text:span text:style-name="T1">Il est possible de ne pas préciser de valeurs:</text:span></text:p>
            <text:p text:style-name="P2"><text:span text:style-name="T2"/></text:p>
            <text:p text:style-name="P2"><text:span text:style-name="T3">enum</text:span><text:span text:style-name="T4"> logique { NON, OUI }</text:span><text:span text:style-name="T3">;</text:span></text:p>
            <text:p text:style-name="P2"><text:span text:style-name="T5"/></text:p>
            <text:p text:style-name="P2"><text:span text:style-name="T6">→ </text:span><text:span text:style-name="T6">NON vaudra 0</text:span></text:p>
            <text:p text:style-name="P2"><text:span text:style-name="T6">→ </text:span><text:span text:style-name="T6">OUI vaudra 1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1T0">
        <draw:frame presentation:style-name="pr3" draw:layer="layout" svg:width="25.2cm" svg:height="2.4cm" svg:x="1.4cm" svg:y="0.8cm" presentation:class="title">
          <draw:text-box>
            <text:p>syntaxe</text:p>
          </draw:text-box>
        </draw:frame>
        <draw:frame presentation:style-name="pr1" draw:text-style-name="P4" draw:layer="layout" svg:width="25.2cm" svg:height="12.179cm" svg:x="1.4cm" svg:y="5.066cm" presentation:class="subtitle">
          <draw:text-box>
            <text:p text:style-name="P2"><text:span text:style-name="T7">Il est possible de préciser chacune des valeurs:</text:span></text:p>
            <text:p text:style-name="P2"><text:span text:style-name="T8"/></text:p>
            <text:p text:style-name="P2"><text:span text:style-name="T9">enum</text:span><text:span text:style-name="T10"> echaps { TAB = '\t' , LIGNE = '\n', RETOUR = '\r' }</text:span><text:span text:style-name="T9">;</text:span></text:p>
            <text:p text:style-name="P2"><text:span text:style-name="T11"/></text:p>
            <text:p text:style-name="P2"><text:span text:style-name="T12"/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1T0">
        <draw:frame presentation:style-name="pr3" draw:layer="layout" svg:width="25.2cm" svg:height="2.4cm" svg:x="1.4cm" svg:y="0.8cm" presentation:class="title">
          <draw:text-box>
            <text:p>syntaxe</text:p>
          </draw:text-box>
        </draw:frame>
        <draw:frame presentation:style-name="pr4" draw:text-style-name="P1" draw:layer="layout" svg:width="25.199cm" svg:height="13.609cm" svg:x="1.4cm" svg:y="5.039cm" presentation:class="subtitle" presentation:user-transformed="true">
          <draw:text-box>
            <text:p text:style-name="P2"><text:span text:style-name="T13">Il est possible de préciser la première valeur:</text:span></text:p>
            <text:p text:style-name="P2"><text:span text:style-name="T9"/></text:p>
            <text:p text:style-name="P2"><text:span text:style-name="T9">enum</text:span><text:span text:style-name="T10"> mois { JANVIER = 1,FEVRIER,MARS,</text:span></text:p>
            <text:p text:style-name="P2"><text:span text:style-name="T10">AVRIL,MAI,JUIN,JUILLET,AOUT,SEPTEMBRE,</text:span></text:p>
            <text:p text:style-name="P2"><text:span text:style-name="T10">OCTOBRE,NOVEMBRE,DECEMBRE }</text:span><text:span text:style-name="T9">;</text:span></text:p>
            <text:p text:style-name="P2"><text:span text:style-name="T6"/></text:p>
            <text:p text:style-name="P2"><text:span text:style-name="T6">Les valeurs suivant la première constante seront automatiquement augmentées de 1</text:span></text:p>
            <text:p text:style-name="P2"><text:span text:style-name="T6">→ </text:span><text:span text:style-name="T6">JANVIER vaudra 1</text:span></text:p>
            <text:p text:style-name="P2"><text:span text:style-name="T6">→ </text:span><text:span text:style-name="T6">FEVRIER vaudra 2</text:span></text:p>
            <text:p text:style-name="P2"><text:span text:style-name="T6">etc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1T0">
        <draw:frame presentation:style-name="pr3" draw:layer="layout" svg:width="25.2cm" svg:height="2.4cm" svg:x="1.4cm" svg:y="0.8cm" presentation:class="title">
          <draw:text-box>
            <text:p>syntaxe</text:p>
          </draw:text-box>
        </draw:frame>
        <draw:frame presentation:style-name="pr1" draw:text-style-name="P6" draw:layer="layout" svg:width="25.2cm" svg:height="12.179cm" svg:x="1.4cm" svg:y="5.066cm" presentation:class="subtitle">
          <draw:text-box>
            <text:p text:style-name="P2"><text:span text:style-name="T14">Exemple d'utilisation:</text:span></text:p>
            <text:p text:style-name="P2"><text:span text:style-name="T14"/></text:p>
            <text:p text:style-name="P2"><text:span text:style-name="T15">int main(){</text:span></text:p>
            <text:p text:style-name="P2"><text:span text:style-name="T15"><text:tab/></text:span><text:span text:style-name="T16">enum mois</text:span><text:span text:style-name="T15"> unNumeroDeMois;</text:span></text:p>
            <text:p text:style-name="P2"><text:span text:style-name="T15"><text:tab/></text:span><text:span text:style-name="T15">unNumeroDeMois = MARS; </text:span></text:p>
            <text:p text:style-name="P2"><text:span text:style-name="T17">...</text:span></text:p>
            <text:p text:style-name="P2"><text:span text:style-name="T17">}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1T0">
        <draw:frame presentation:style-name="pr3" draw:layer="layout" svg:width="25.2cm" svg:height="2.4cm" svg:x="1.4cm" svg:y="0.8cm" presentation:class="title">
          <draw:text-box>
            <text:p>syntaxe</text:p>
          </draw:text-box>
        </draw:frame>
        <draw:frame presentation:style-name="pr5" draw:text-style-name="P7" draw:layer="layout" svg:width="25.199cm" svg:height="15.551cm" svg:x="1.4cm" svg:y="4.068cm" presentation:class="subtitle" presentation:user-transformed="true">
          <draw:text-box>
            <text:p text:style-name="P2"><text:span text:style-name="T14">Afin de ne pas avoir à répéter le mot clef enum, il est possible de faire :</text:span></text:p>
            <text:p text:style-name="P2"><text:span text:style-name="T14"/></text:p>
            <text:p text:style-name="P2"><text:span text:style-name="T18">typedef</text:span><text:span text:style-name="T19"> </text:span><text:span text:style-name="T9">enum</text:span><text:span text:style-name="T19"> <text:s/>{ JANVIER = 1,FEVRIER,</text:span></text:p>
            <text:p text:style-name="P2"><text:span text:style-name="T19">MARS,</text:span><text:span text:style-name="T10">AVRIL,MAI,JUIN,JUILLET,AOUT,</text:span></text:p>
            <text:p text:style-name="P2"><text:span text:style-name="T10">SEPTEMBRE,OCTOBRE,NOVEMBRE,DECEMBRE }</text:span><text:span text:style-name="T20">mois</text:span><text:span text:style-name="T9">;</text:span></text:p>
            <text:p text:style-name="P2"><text:span text:style-name="T14"/></text:p>
            <text:p text:style-name="P2"><text:span text:style-name="T14">Ce qui permet d'écrire :</text:span></text:p>
            <text:p text:style-name="P2"><text:span text:style-name="T14"/></text:p>
            <text:p text:style-name="P2"><text:span text:style-name="T15">int main(){</text:span></text:p>
            <text:p text:style-name="P2"><text:span text:style-name="T16"><text:tab/></text:span><text:span text:style-name="T20">mois</text:span><text:span text:style-name="T15"> unNumeroDeMois;</text:span></text:p>
            <text:p text:style-name="P2"><text:span text:style-name="T15"><text:tab/></text:span><text:span text:style-name="T15">unNumeroDeMois = </text:span><text:span text:style-name="T19">MARS</text:span><text:span text:style-name="T15">; </text:span></text:p>
            <text:p text:style-name="P2"><text:span text:style-name="T15">...</text:span></text:p>
            <text:p text:style-name="P2"><text:span text:style-name="T15">}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9">
        <draw:frame presentation:style-name="pr3" draw:layer="layout" svg:width="25.2cm" svg:height="2.4cm" svg:x="1.4cm" svg:y="0.8cm" presentation:class="title">
          <draw:text-box>
            <text:p>Exercice</text:p>
          </draw:text-box>
        </draw:frame>
        <draw:frame draw:style-name="gr2" draw:text-style-name="P8" draw:layer="layout" svg:width="25cm" svg:height="15.011cm" svg:x="1.5cm" svg:y="4.5cm">
          <draw:text-box>
            <text:list text:style-name="L2">
              <text:list-item>
                <text:p><text:span text:style-name="T21"><text:s/></text:span><text:span text:style-name="T21">Proposez une définition de type énumérée nommée </text:span><text:span text:style-name="T22">jours</text:span><text:span text:style-name="T21"> permettant de représenter les jours de la semaine.</text:span></text:p>
              </text:list-item>
            </text:list>
            <text:p><text:span text:style-name="T21"/></text:p>
            <text:p><text:span text:style-name="T21">Soit le programme suivant :</text:span></text:p>
            <text:p><text:span text:style-name="T23">int</text:span><text:span text:style-name="T24"> </text:span><text:span text:style-name="T25">main</text:span><text:span text:style-name="T26">()</text:span></text:p>
            <text:p><text:span text:style-name="T26">{</text:span></text:p>
            <text:p><text:span text:style-name="T24"><text:s text:c="4"/></text:span><text:span text:style-name="T23">char</text:span><text:span text:style-name="T24"> </text:span><text:span text:style-name="T26">*</text:span><text:span text:style-name="T27">nomJour</text:span><text:span text:style-name="T26">[</text:span><text:span text:style-name="T28">7</text:span><text:span text:style-name="T26">]={</text:span><text:span text:style-name="T29">"lundi"</text:span><text:span text:style-name="T26">,</text:span><text:span text:style-name="T24"> </text:span><text:span text:style-name="T29">"mardi"</text:span><text:span text:style-name="T26">,</text:span><text:span text:style-name="T24"> </text:span><text:span text:style-name="T29">"mercredi"</text:span><text:span text:style-name="T26">,</text:span><text:span text:style-name="T24"> </text:span><text:span text:style-name="T29">"jeudi"</text:span><text:span text:style-name="T26">,</text:span><text:span text:style-name="T24"> </text:span><text:span text:style-name="T29">"vendredi"</text:span><text:span text:style-name="T26">,</text:span><text:span text:style-name="T24"> </text:span><text:span text:style-name="T29">"samedi"</text:span><text:span text:style-name="T26">,</text:span><text:span text:style-name="T29">"</text:span><text:span text:style-name="T24"> </text:span><text:span text:style-name="T29">dimanche"</text:span><text:span text:style-name="T26">};</text:span></text:p>
            <text:p><text:span text:style-name="T24"><text:s text:c="4"/></text:span><text:span text:style-name="T30">jours</text:span><text:span text:style-name="T24"> </text:span><text:span text:style-name="T27">aujourdhui</text:span><text:span text:style-name="T26">=</text:span><text:span text:style-name="T30">MARDI</text:span><text:span text:style-name="T24"> </text:span><text:span text:style-name="T26">;</text:span></text:p>
            <text:p><text:span text:style-name="T24"><text:s text:c="4"/></text:span><text:span text:style-name="T31">printf</text:span><text:span text:style-name="T26">(</text:span><text:span text:style-name="T29">"%s\n"</text:span><text:span text:style-name="T26">,</text:span><text:span text:style-name="T27">nomJour</text:span><text:span text:style-name="T26">[</text:span><text:span text:style-name="T27">aujourdhui</text:span><text:span text:style-name="T26">])</text:span><text:span text:style-name="T24"> </text:span><text:span text:style-name="T26">;</text:span></text:p>
            <text:p><text:span text:style-name="T24"><text:s text:c="4"/></text:span><text:span text:style-name="T23">return</text:span><text:span text:style-name="T24"> </text:span><text:span text:style-name="T28">0</text:span><text:span text:style-name="T26">;</text:span></text:p>
            <text:p><text:span text:style-name="T26">}</text:span></text:p>
            <text:p><text:span text:style-name="T21"/></text:p>
            <text:list text:continue-numbering="true" text:style-name="L2">
              <text:list-item>
                <text:p><text:span text:style-name="T21"><text:s/></text:span><text:span text:style-name="T21">Qu'affichera le programme ci-dessus ?</text:span></text:p>
              </text:list-item>
              <text:list-item>
                <text:p><text:span text:style-name="T21"><text:s/></text:span><text:span text:style-name="T21">Complétez le programme afin d'afficher "</text:span><text:span text:style-name="T32">samedi</text:span><text:span text:style-name="T21">"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3T1">
        <draw:frame presentation:style-name="pr3" draw:layer="layout" svg:width="25.2cm" svg:height="2.4cm" svg:x="1.4cm" svg:y="0.8cm" presentation:class="title">
          <draw:text-box>
            <text:p>Exercices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1">Proposez une définition de type énumérée nommée </text:span><text:span text:style-name="T22">boolean</text:span><text:span text:style-name="T21"> composé de 2 contanstes : </text:span><text:span text:style-name="T33">TRUE</text:span><text:span text:style-name="T21"> et </text:span><text:span text:style-name="T33">FALSE</text:span><text:span text:style-name="T21">.</text:span></text:p>
              </text:list-item>
              <text:list-item>
                <text:p><text:span text:style-name="T21">La fonction suivante retourne </text:span><text:span text:style-name="T33">TRUE</text:span><text:span text:style-name="T21"> si la chaîne en paramètre est un palindrome et </text:span><text:span text:style-name="T33">FALSE</text:span><text:span text:style-name="T21"> sinon</text:span></text:p>
              </text:list-item>
            </text:list>
            <text:p text:style-name="P9"><text:span text:style-name="T34">boolean</text:span><text:span text:style-name="T35"> </text:span><text:span text:style-name="T36">estUnPalindrome</text:span><text:span text:style-name="T21">(</text:span><text:span text:style-name="T37">char</text:span><text:span text:style-name="T35"> </text:span><text:span text:style-name="T21">*</text:span><text:span text:style-name="T38">chaine</text:span><text:span text:style-name="T21">)</text:span></text:p>
            <text:p text:style-name="P9"><text:span text:style-name="T21">{</text:span></text:p>
            <text:p text:style-name="P9"><text:span text:style-name="T35"><text:s text:c="4"/></text:span><text:span text:style-name="T37">int</text:span><text:span text:style-name="T35"> </text:span><text:span text:style-name="T38">i</text:span><text:span text:style-name="T21">;</text:span></text:p>
            <text:p text:style-name="P9"><text:span text:style-name="T35"><text:s text:c="4"/></text:span><text:span text:style-name="T37">int</text:span><text:span text:style-name="T35"> </text:span><text:span text:style-name="T38">longueur</text:span><text:span text:style-name="T21">;</text:span></text:p>
            <text:p text:style-name="P9"><text:span text:style-name="T35"><text:s text:c="4"/></text:span><text:span text:style-name="T34">boolean</text:span><text:span text:style-name="T35"> </text:span><text:span text:style-name="T38">idem</text:span><text:span text:style-name="T21">=</text:span><text:span text:style-name="T34">TRUE</text:span><text:span text:style-name="T21">;</text:span></text:p>
            <text:p text:style-name="P9"><text:span text:style-name="T35"><text:s text:c="4"/></text:span><text:span text:style-name="T38">longueur</text:span><text:span text:style-name="T21">=</text:span><text:span text:style-name="T39">strlen</text:span><text:span text:style-name="T21">(</text:span><text:span text:style-name="T38">chaine</text:span><text:span text:style-name="T21">);</text:span></text:p>
            <text:p text:style-name="P9"><text:span text:style-name="T35"><text:s text:c="4"/></text:span><text:span text:style-name="T37">for</text:span><text:span text:style-name="T35"> </text:span><text:span text:style-name="T21">(</text:span><text:span text:style-name="T38">i</text:span><text:span text:style-name="T21">=</text:span><text:span text:style-name="T40">0</text:span><text:span text:style-name="T21">;</text:span><text:span text:style-name="T38">i</text:span><text:span text:style-name="T21">&lt;</text:span><text:span text:style-name="T38">longueur</text:span><text:span text:style-name="T21">/</text:span><text:span text:style-name="T40">2</text:span><text:span text:style-name="T21">;</text:span><text:span text:style-name="T38">i</text:span><text:span text:style-name="T21">++)</text:span></text:p>
            <text:p text:style-name="P9"><text:span text:style-name="T35"><text:s text:c="4"/></text:span><text:span text:style-name="T21">{</text:span></text:p>
            <text:p text:style-name="P9"><text:span text:style-name="T35"><text:s text:c="8"/></text:span><text:span text:style-name="T37">if</text:span><text:span text:style-name="T35"> </text:span><text:span text:style-name="T21">(</text:span><text:span text:style-name="T38">chaine</text:span><text:span text:style-name="T21">[</text:span><text:span text:style-name="T38">i</text:span><text:span text:style-name="T21">]!=</text:span><text:span text:style-name="T38">chaine</text:span><text:span text:style-name="T21">[(</text:span><text:span text:style-name="T38">longueur</text:span><text:span text:style-name="T21">-</text:span><text:span text:style-name="T40">1</text:span><text:span text:style-name="T21">)-</text:span><text:span text:style-name="T38">i</text:span><text:span text:style-name="T21">])</text:span></text:p>
            <text:p text:style-name="P9"><text:span text:style-name="T35"><text:s text:c="8"/></text:span><text:span text:style-name="T21">{</text:span></text:p>
            <text:p text:style-name="P9"><text:span text:style-name="T35"><text:s text:c="12"/></text:span><text:span text:style-name="T38">idem</text:span><text:span text:style-name="T21">=</text:span><text:span text:style-name="T34">FALSE</text:span><text:span text:style-name="T21">;</text:span></text:p>
            <text:p text:style-name="P9"><text:span text:style-name="T35"><text:s text:c="8"/></text:span><text:span text:style-name="T21">}</text:span></text:p>
            <text:p text:style-name="P9"><text:span text:style-name="T35"><text:s text:c="4"/></text:span><text:span text:style-name="T21">}</text:span></text:p>
            <text:p text:style-name="P9"><text:span text:style-name="T35"><text:s text:c="4"/></text:span><text:span text:style-name="T37">return</text:span><text:span text:style-name="T35"> </text:span><text:span text:style-name="T38">idem</text:span><text:span text:style-name="T21">;</text:span></text:p>
            <text:p text:style-name="P9"><text:span text:style-name="T21">}</text:span></text:p>
            <text:list text:continue-numbering="true" text:style-name="L3">
              <text:list-item>
                <text:p><text:span text:style-name="T21">Donnez le code du programme principal qui permettrait d'afficher "</text:span><text:span text:style-name="T32">c'est un palindrome</text:span><text:span text:style-name="T21">" ou "</text:span><text:span text:style-name="T32">ce n'est pas un palindrome</text:span><text:span text:style-name="T21">" pour les chaînes: </text:span><text:span text:style-name="T41">"coucou"</text:span><text:span text:style-name="T21"> et </text:span><text:span text:style-name="T41">"eluparcettecrapule"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3T1">
        <draw:frame presentation:style-name="pr8" draw:layer="layout" svg:width="25.2cm" svg:height="2.4cm" svg:x="1.4cm" svg:y="0.8cm" presentation:class="title">
          <draw:text-box>
            <text:p>A retenir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3">
              <text:list-item>
                <text:p>Par défaut la première valeur d'une constante énumérée est <text:span text:style-name="T42">0</text:span>.</text:p>
              </text:list-item>
              <text:list-item>
                <text:p>Comme son nom l'indique une constante énuméré est:</text:p>
                <text:list>
                  <text:list-item>
                    <text:p><text:span text:style-name="T43">CONSTANTE</text:span></text:p>
                  </text:list-item>
                  <text:list-item>
                    <text:p><text:span text:style-name="T43">NUMERIQUE (entière -&gt; pas de nombres à virgul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Courier New1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Courier New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5.042cm"/>
      <draw:page-thumbnail draw:layer="backgroundobjects" svg:width="8.999cm" svg:height="6.749cm" svg:x="1cm" svg:y="17.907cm"/>
      <draw:page-thumbnail draw:layer="backgroundobjects" svg:width="8.999cm" svg:height="6.749cm" svg:x="11cm" svg:y="5.042cm"/>
      <draw:page-thumbnail draw:layer="backgroundobjects" svg:width="8.999cm" svg:height="6.749cm" svg:x="11cm" svg:y="17.907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text:span text:style-name="MT1">/</text:span><text:span text:style-name="MT1"><text:page-count>10</text:page-count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8D2E00004F600433B3D38C11A429.svg" xlink:type="simple" xlink:show="embed" xlink:actuate="onLoad" loext:mime-type="image/svg+xml">
          <text:p/>
        </draw:image>
        <draw:image xlink:href="Pictures/10000201000003AF00000212B698589F9C0CCDCC.png" xlink:type="simple" xlink:show="embed" xlink:actuate="onLoad" loext:mime-type="image/png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éro&gt;</text:page-number></text:span><text:span text:style-name="MT1">/</text:span><text:span text:style-name="MT1"><text:page-count>10</text:page-count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11-20T08:14:41</meta:creation-date>
    <meta:editing-duration>PT1H26M57S</meta:editing-duration>
    <meta:editing-cycles>19</meta:editing-cycles>
    <dc:date>2019-12-12T09:39:12.338528496</dc:date>
    <meta:generator>LibreOffice/6.2.6.2$Linux_X86_64 LibreOffice_project/20$Build-2</meta:generator>
    <meta:document-statistic meta:object-count="82"/>
  </office:meta>
</office:document-meta>
</file>